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217b" officeooo:paragraph-rsid="0009217b"/>
    </style:style>
    <style:style style:name="P2" style:family="paragraph" style:parent-style-name="Standard">
      <style:paragraph-properties fo:text-align="center" style:justify-single-word="false"/>
      <style:text-properties officeooo:rsid="0009217b" officeooo:paragraph-rsid="0009217b"/>
    </style:style>
    <style:style style:name="P3" style:family="paragraph" style:parent-style-name="Standard">
      <style:paragraph-properties fo:text-align="center" style:justify-single-word="false"/>
      <style:text-properties officeooo:rsid="000ab0c7" officeooo:paragraph-rsid="000ab0c7"/>
    </style:style>
    <style:style style:name="P4" style:family="paragraph" style:parent-style-name="Standard">
      <style:text-properties officeooo:rsid="0009217b" officeooo:paragraph-rsid="0009217b"/>
    </style:style>
    <style:style style:name="P5" style:family="paragraph" style:parent-style-name="Standard">
      <style:paragraph-properties fo:text-align="center" style:justify-single-word="false"/>
      <style:text-properties officeooo:rsid="0009217b" officeooo:paragraph-rsid="0009217b"/>
    </style:style>
    <style:style style:name="P6" style:family="paragraph" style:parent-style-name="Standard">
      <style:paragraph-properties fo:text-align="center" style:justify-single-word="false"/>
      <style:text-properties officeooo:rsid="001c7a3d" officeooo:paragraph-rsid="001c7a3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ab0c7" officeooo:paragraph-rsid="000ab0c7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c7a3d" officeooo:paragraph-rsid="001c7a3d" style:font-weight-asian="bold" style:font-weight-complex="bold"/>
    </style:style>
    <style:style style:name="P9" style:family="paragraph" style:parent-style-name="Text_20_body">
      <style:text-properties officeooo:rsid="0011a8a0" officeooo:paragraph-rsid="0011a8a0"/>
    </style:style>
    <style:style style:name="P10" style:family="paragraph" style:parent-style-name="Text_20_body">
      <style:paragraph-properties fo:text-align="center" style:justify-single-word="false"/>
      <style:text-properties officeooo:rsid="0011a8a0" officeooo:paragraph-rsid="0011a8a0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officeooo:paragraph-rsid="007704ac"/>
    </style:style>
    <style:style style:name="P14" style:family="paragraph" style:parent-style-name="Text_20_body">
      <style:paragraph-properties fo:text-align="start" style:justify-single-word="false"/>
      <style:text-properties officeooo:paragraph-rsid="00dfcf64"/>
    </style:style>
    <style:style style:name="P15" style:family="paragraph" style:parent-style-name="Text_20_body">
      <style:paragraph-properties fo:text-align="start" style:justify-single-word="false"/>
      <style:text-properties officeooo:paragraph-rsid="0102c838"/>
    </style:style>
    <style:style style:name="P16" style:family="paragraph" style:parent-style-name="Text_20_body">
      <style:text-properties officeooo:rsid="00249c0e" officeooo:paragraph-rsid="00249c0e"/>
    </style:style>
    <style:style style:name="P17" style:family="paragraph" style:parent-style-name="Text_20_body">
      <style:text-properties officeooo:rsid="002d6018" officeooo:paragraph-rsid="002d6018"/>
    </style:style>
    <style:style style:name="P18" style:family="paragraph" style:parent-style-name="Text_20_body">
      <style:text-properties officeooo:rsid="0065ed75" officeooo:paragraph-rsid="0065ed75"/>
    </style:style>
    <style:style style:name="P19" style:family="paragraph" style:parent-style-name="Text_20_body">
      <style:paragraph-properties fo:text-align="center" style:justify-single-word="false"/>
      <style:text-properties officeooo:rsid="0065ed75" officeooo:paragraph-rsid="0065ed75"/>
    </style:style>
    <style:style style:name="P20" style:family="paragraph" style:parent-style-name="Text_20_body">
      <style:text-properties officeooo:paragraph-rsid="007704ac"/>
    </style:style>
    <style:style style:name="P21" style:family="paragraph" style:parent-style-name="Text_20_body">
      <style:paragraph-properties fo:text-align="end" style:justify-single-word="false"/>
      <style:text-properties officeooo:paragraph-rsid="007704ac"/>
    </style:style>
    <style:style style:name="P22" style:family="paragraph" style:parent-style-name="Text_20_body">
      <style:paragraph-properties fo:text-align="start" style:justify-single-word="false"/>
      <style:text-properties officeooo:rsid="00de74bf" officeooo:paragraph-rsid="00de74bf"/>
    </style:style>
    <style:style style:name="P23" style:family="paragraph" style:parent-style-name="Text_20_body">
      <style:paragraph-properties fo:text-align="start" style:justify-single-word="false"/>
      <style:text-properties officeooo:rsid="00de74bf" officeooo:paragraph-rsid="0102c838"/>
    </style:style>
    <style:style style:name="P24" style:family="paragraph" style:parent-style-name="Text_20_body">
      <style:paragraph-properties fo:text-align="start" style:justify-single-word="false"/>
      <style:text-properties officeooo:rsid="00de8bff" officeooo:paragraph-rsid="00de8bff"/>
    </style:style>
    <style:style style:name="P25" style:family="paragraph" style:parent-style-name="Text_20_body">
      <style:paragraph-properties fo:text-align="start" style:justify-single-word="false"/>
      <style:text-properties officeooo:rsid="00de8bff" officeooo:paragraph-rsid="010b233f"/>
    </style:style>
    <style:style style:name="P26" style:family="paragraph" style:parent-style-name="Text_20_body">
      <style:paragraph-properties fo:text-align="end" style:justify-single-word="false"/>
      <style:text-properties officeooo:rsid="00de8bff" officeooo:paragraph-rsid="00de8bff"/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</style:style>
    <style:style style:name="T1" style:family="text">
      <style:text-properties officeooo:rsid="001a6c99"/>
    </style:style>
    <style:style style:name="T2" style:family="text">
      <style:text-properties officeooo:rsid="00353c7c"/>
    </style:style>
    <style:style style:name="T3" style:family="text">
      <style:text-properties officeooo:rsid="0077dade"/>
    </style:style>
    <style:style style:name="T4" style:family="text">
      <style:text-properties officeooo:rsid="00784a5b"/>
    </style:style>
    <style:style style:name="T5" style:family="text">
      <style:text-properties officeooo:rsid="00dfcf64"/>
    </style:style>
    <style:style style:name="T6" style:family="text">
      <style:text-properties officeooo:rsid="010b233f"/>
    </style:style>
    <style:style style:name="T7" style:family="text">
      <style:text-properties officeooo:rsid="010e177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0417in" fo:min-width="4.78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ace Recognition using Eigenface, A Simple Example</text:p>
      <text:p text:style-name="P1"/>
      <text:p text:style-name="P1"/>
      <text:p text:style-name="P1"/>
      <text:p text:style-name="P1"/>
      <text:p text:style-name="Text_20_body">The size of face image <text:span text:style-name="T1">used in this program is </text:span>92 <text:span text:style-name="T1">pixels </text:span><text:s/>x 112 pixels. But in this example, assume that the size of face image <text:span text:style-name="T1">is</text:span> <text:span text:style-name="T7">2</text:span> x <text:span text:style-name="T7">2</text:span> pixels.</text:p>
      <text:p text:style-name="P1"/>
      <text:p text:style-name="P1"><draw:custom-shape text:anchor-type="paragraph" draw:z-index="3" draw:style-name="gr1" draw:text-style-name="P28" svg:width="4.7858in" svg:height="1.0421in" svg:x="0.9728in" svg:y="0.1071in"><text:p/><draw:enhanced-geometry svg:viewBox="0 0 21600 21600" draw:type="rectangle" draw:enhanced-path="M 0 0 L 21600 0 21600 21600 0 21600 0 0 Z N"/></draw:custom-shape></text:p>
      <text:p text:style-name="P7">Training dataset</text:p>
      <text:p text:style-name="P3"/>
      <text:p text:style-name="P2"><draw:frame draw:style-name="fr1" draw:name="Object1" text:anchor-type="as-char" svg:y="-0.2673in" svg:width="1.0492in" svg:height="0.436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Object2" text:anchor-type="as-char" svg:y="-0.2673in" svg:width="1.0457in" svg:height="0.4362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3" text:anchor-type="as-char" svg:y="-0.2673in" svg:width="1.0591in" svg:height="0.436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><draw:custom-shape text:anchor-type="paragraph" draw:z-index="10" draw:style-name="gr1" draw:text-style-name="P28" svg:width="4.7858in" svg:height="1.0421in" svg:x="0.9728in" svg:y="0.1071in"><text:p/><draw:enhanced-geometry svg:viewBox="0 0 21600 21600" draw:type="rectangle" draw:enhanced-path="M 0 0 L 21600 0 21600 21600 0 21600 0 0 Z N"/></draw:custom-shape></text:p>
      <text:p text:style-name="P8">Test dataset</text:p>
      <text:p text:style-name="P6"/>
      <text:p text:style-name="P2"><draw:frame draw:style-name="fr2" draw:name="Object6" text:anchor-type="as-char" svg:y="-0.2673in" svg:width="1.6866in" svg:height="0.4362in" draw:z-index="9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Heading">STEP 1: Convert the face images from training dataset into face vectors</text:p>
      <text:p text:style-name="Text_20_body"/>
      <text:p text:style-name="Text_20_body"><draw:line text:anchor-type="paragraph" draw:z-index="5" draw:style-name="gr2" draw:text-style-name="P29" svg:x1="3.2575in" svg:y1="0.2228in" svg:x2="3.5972in" svg:y2="0.6862in"><text:p/></draw:line><draw:line text:anchor-type="paragraph" draw:z-index="7" draw:style-name="gr2" draw:text-style-name="P29" svg:x1="3.8291in" svg:y1="0.2228in" svg:x2="3.8291in" svg:y2="0.6862in"><text:p/></draw:line><draw:line text:anchor-type="paragraph" draw:z-index="8" draw:style-name="gr2" draw:text-style-name="P29" svg:x1="4.3327in" svg:y1="0.2228in" svg:x2="4.0811in" svg:y2="0.6862in"><text:p/></draw:line> <text:s text:c="69"/><draw:frame draw:style-name="fr1" draw:name="Object5" text:anchor-type="as-char" svg:y="-0.1634in" svg:width="1.5665in" svg:height="0.2236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12"/>
      <text:p text:style-name="P10">Let matrix<draw:frame draw:style-name="fr1" draw:name="Object4" text:anchor-type="as-char" svg:y="-0.4854in" svg:width="1.0252in" svg:height="0.872in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Heading"><text:soft-page-break/>STEP 2: Find <draw:frame draw:style-name="fr2" draw:name="Object7" text:anchor-type="as-char" svg:y="-0.1374in" svg:width="0.2508in" svg:height="0.148in" draw:z-index="11"><draw:object xlink:href="./Object 7" xlink:type="simple" xlink:show="embed" xlink:actuate="onLoad"/><draw:image xlink:href="./ObjectReplacements/Object 7" xlink:type="simple" xlink:show="embed" xlink:actuate="onLoad"/></draw:frame>, the mean face from training dataset</text:p>
      <text:p text:style-name="Text_20_body"/>
      <text:p text:style-name="Text_20_body"><draw:line text:anchor-type="paragraph" draw:z-index="14" draw:style-name="gr2" draw:text-style-name="P29" svg:x1="2.2244in" svg:y1="0.4701in" svg:x2="4.2169in" svg:y2="0.4701in"><text:p/></draw:line><draw:frame text:anchor-type="paragraph" draw:z-index="15" draw:style-name="gr3" draw:text-style-name="P30" svg:width="1.5941in" svg:height="0.2189in" svg:x="2.3744in" svg:y="0.2516in"><draw:text-box><text:p text:style-name="P29">Duplicate columns</text:p></draw:text-box></draw:frame><draw:frame draw:style-name="fr2" draw:name="Object8" text:anchor-type="as-char" svg:y="-0.5299in" svg:width="2.1457in" svg:height="0.9555in" draw:z-index="12"><draw:object xlink:href="./Object 8" xlink:type="simple" xlink:show="embed" xlink:actuate="onLoad"/><draw:image xlink:href="./ObjectReplacements/Object 8" xlink:type="simple" xlink:show="embed" xlink:actuate="onLoad"/></draw:frame> <text:s text:c="43"/><draw:frame draw:style-name="fr2" draw:name="Object9" text:anchor-type="as-char" svg:y="-0.4854in" svg:width="1.472in" svg:height="0.872in" draw:z-index="13"><draw:object xlink:href="./Object 9" xlink:type="simple" xlink:show="embed" xlink:actuate="onLoad"/><draw:image xlink:href="./ObjectReplacements/Object 9" xlink:type="simple" xlink:show="embed" xlink:actuate="onLoad"/></draw:frame></text:p>
      <text:p text:style-name="P16"><draw:frame draw:style-name="fr2" draw:name="Object10" text:anchor-type="as-char" svg:y="-0.5in" svg:width="2.0835in" svg:height="0.8866in" draw:z-index="18"><draw:object xlink:href="./Object 10" xlink:type="simple" xlink:show="embed" xlink:actuate="onLoad"/><draw:image xlink:href="./ObjectReplacements/Object 10" xlink:type="simple" xlink:show="embed" xlink:actuate="onLoad"/></draw:frame></text:p>
      <text:p text:style-name="P16"/>
      <text:p text:style-name="P16"/>
      <text:p text:style-name="Heading">STEP 3: Find <draw:frame draw:style-name="fr2" draw:name="Object11" text:anchor-type="as-char" svg:y="-0.1366in" svg:width="0.2311in" svg:height="0.1465in" draw:z-index="16"><draw:object xlink:href="./Object 11" xlink:type="simple" xlink:show="embed" xlink:actuate="onLoad"/><draw:image xlink:href="./ObjectReplacements/Object 11" xlink:type="simple" xlink:show="embed" xlink:actuate="onLoad"/></draw:frame>, the unique features of the training dataset faces</text:p>
      <text:p text:style-name="Text_20_body"/>
      <text:p text:style-name="Text_20_body"><draw:frame draw:style-name="fr2" draw:name="Object12" text:anchor-type="as-char" svg:y="-1.2138in" svg:width="3.4783in" svg:height="2.3689in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Heading"><text:soft-page-break/>STEP 4: Construct Matrix <draw:frame draw:style-name="fr2" draw:name="Object14" text:anchor-type="as-char" svg:y="-0.1728in" svg:width="0.1984in" svg:height="0.2154in" draw:z-index="20"><draw:object xlink:href="./Object 14" xlink:type="simple" xlink:show="embed" xlink:actuate="onLoad"/><draw:image xlink:href="./ObjectReplacements/Object 14" xlink:type="simple" xlink:show="embed" xlink:actuate="onLoad"/></draw:frame>with size<draw:frame draw:style-name="fr2" draw:name="Object13" text:anchor-type="as-char" svg:y="-0.1728in" svg:width="0.6071in" svg:height="0.2154in" draw:z-index="19"><draw:object xlink:href="./Object 13" xlink:type="simple" xlink:show="embed" xlink:actuate="onLoad"/><draw:image xlink:href="./ObjectReplacements/Object 13" xlink:type="simple" xlink:show="embed" xlink:actuate="onLoad"/></draw:frame>, where <draw:frame draw:style-name="fr2" draw:name="Object15" text:anchor-type="as-char" svg:y="-0.1728in" svg:width="0.2701in" svg:height="0.2154in" draw:z-index="21"><draw:object xlink:href="./Object 15" xlink:type="simple" xlink:show="embed" xlink:actuate="onLoad"/><draw:image xlink:href="./ObjectReplacements/Object 15" xlink:type="simple" xlink:show="embed" xlink:actuate="onLoad"/></draw:frame>is the total number of faces in training dataset</text:p>
      <text:p text:style-name="Text_20_body"/>
      <text:p text:style-name="Text_20_body"><draw:frame draw:style-name="fr2" draw:name="Object16" text:anchor-type="as-char" svg:y="-1.1335in" svg:width="4.4717in" svg:height="2.1752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soft-page-break/>STEP 5: Find eigenvalues of <text:span text:style-name="T2">the </text:span>Matrix <draw:frame draw:style-name="fr2" draw:name="Object17" text:anchor-type="as-char" svg:y="-0.1728in" svg:width="0.1984in" svg:height="0.2154in" draw:z-index="23"><draw:object xlink:href="./Object 17" xlink:type="simple" xlink:show="embed" xlink:actuate="onLoad"/><draw:image xlink:href="./ObjectReplacements/Object 17" xlink:type="simple" xlink:show="embed" xlink:actuate="onLoad"/></draw:frame></text:p>
      <text:p text:style-name="Text_20_body"/>
      <text:p text:style-name="P11"><draw:frame draw:style-name="fr2" draw:name="Object18" text:anchor-type="as-char" svg:y="-3.3146in" svg:width="5.0547in" svg:height="6.5272in" draw:z-index="24"><draw:object xlink:href="./Object 18" xlink:type="simple" xlink:show="embed" xlink:actuate="onLoad"/><draw:image xlink:href="./ObjectReplacements/Object 18" xlink:type="simple" xlink:show="embed" xlink:actuate="onLoad"/></draw:frame></text:p>
      <text:p text:style-name="Text_20_body"><draw:line text:anchor-type="paragraph" draw:z-index="29" draw:style-name="gr2" draw:text-style-name="P29" svg:x1="3.3118in" svg:y1="-0.0728in" svg:x2="0.9181in" svg:y2="0.9035in"><text:p/></draw:line></text:p>
      <text:p text:style-name="P18"/>
      <text:p text:style-name="P18"/>
      <text:p text:style-name="P19"><draw:line text:anchor-type="paragraph" draw:z-index="27" draw:style-name="gr2" draw:text-style-name="P29" svg:x1="1.8291in" svg:y1="0.3402in" svg:x2="4.863in" svg:y2="0.3402in"><text:p/></draw:line><draw:frame text:anchor-type="paragraph" draw:z-index="28" draw:style-name="gr3" draw:text-style-name="P30" svg:width="1.5941in" svg:height="0.3843in" svg:x="2.4874in" svg:y="-0.1217in"><draw:text-box><text:p text:style-name="P29">Sort the eigenvalues in descending order</text:p></draw:text-box></draw:frame><draw:frame draw:style-name="fr2" draw:name="Object19" text:anchor-type="as-char" svg:y="-0.3717in" svg:width="1.4189in" svg:height="0.6701in" draw:z-index="25"><draw:object xlink:href="./Object 19" xlink:type="simple" xlink:show="embed" xlink:actuate="onLoad"/><draw:image xlink:href="./ObjectReplacements/Object 19" xlink:type="simple" xlink:show="embed" xlink:actuate="onLoad"/></draw:frame> <text:s text:c="68"/><draw:frame draw:style-name="fr2" draw:name="Object20" text:anchor-type="as-char" svg:y="-0.3717in" svg:width="1.4189in" svg:height="0.6701in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19"/>
      <text:p text:style-name="P19"/>
      <text:p text:style-name="Heading"><text:soft-page-break/>STEP 6: <text:span text:style-name="T4">Use Gaussian Elimination method to f</text:span>ind <text:span text:style-name="T4">the </text:span>eigenvectors of the Matrix <draw:frame draw:style-name="fr2" draw:name="Object21" text:anchor-type="as-char" svg:y="-0.1728in" svg:width="0.1984in" svg:height="0.2154in" draw:z-index="30"><draw:object xlink:href="./Object 21" xlink:type="simple" xlink:show="embed" xlink:actuate="onLoad"/><draw:image xlink:href="./ObjectReplacements/Object 21" xlink:type="simple" xlink:show="embed" xlink:actuate="onLoad"/></draw:frame></text:p>
      <text:p text:style-name="Text_20_body"/>
      <text:p text:style-name="P11"><draw:frame draw:style-name="fr2" draw:name="Object23" text:anchor-type="as-char" svg:y="-0.3925in" svg:width="3.0819in" svg:height="0.672in" draw:z-index="3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4"><text:span text:style-name="T3">To find the eigenvectors, we need to solve</text:span><draw:frame draw:style-name="fr2" draw:name="Object24" text:anchor-type="as-char" svg:y="-0.1484in" svg:width="0.4953in" svg:height="0.1839in" draw:z-index="38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5">for every eigenvalues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<text:soft-page-break/><text:span text:style-name="T4">Case 1:</text:span><draw:frame draw:style-name="fr2" draw:name="Object22" text:anchor-type="as-char" svg:y="-0.1484in" svg:width="0.8646in" svg:height="0.1839in" draw:z-index="3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2" draw:name="Object25" text:anchor-type="as-char" svg:y="-4.0173in" svg:width="5.0016in" svg:height="8.0047in" draw:z-index="32"><draw:object xlink:href="./Object 25" xlink:type="simple" xlink:show="embed" xlink:actuate="onLoad"/><draw:image xlink:href="./ObjectReplacements/Object 25" xlink:type="simple" xlink:show="embed" xlink:actuate="onLoad"/></draw:frame></text:p>
      <text:p text:style-name="P13"/>
      <text:p text:style-name="P13"/>
      <text:p text:style-name="P13"><text:soft-page-break/><draw:frame draw:style-name="fr2" draw:name="Object26" text:anchor-type="as-char" svg:y="-0.3717in" svg:width="1.8583in" svg:height="0.6701in" draw:z-index="33"><draw:object xlink:href="./Object 26" xlink:type="simple" xlink:show="embed" xlink:actuate="onLoad"/><draw:image xlink:href="./ObjectReplacements/Object 26" xlink:type="simple" xlink:show="embed" xlink:actuate="onLoad"/></draw:frame></text:p>
      <text:p text:style-name="P13"><draw:frame draw:style-name="fr2" draw:name="Object34" text:anchor-type="as-char" svg:y="-0.3783in" svg:width="1.552in" svg:height="0.6799in" draw:z-index="4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22">Therefore, the eigenvector for eigenvalue<draw:frame draw:style-name="fr2" draw:name="Object27" text:anchor-type="as-char" svg:y="-0.1484in" svg:width="0.8646in" svg:height="0.1839in" draw:z-index="34"><draw:object xlink:href="./Object 27" xlink:type="simple" xlink:show="embed" xlink:actuate="onLoad"/><draw:image xlink:href="./ObjectReplacements/Object 27" xlink:type="simple" xlink:show="embed" xlink:actuate="onLoad"/><svg:desc>formula</svg:desc></draw:frame>is <draw:frame draw:style-name="fr2" draw:name="Object28" text:anchor-type="as-char" svg:y="-0.3764in" svg:width="0.7783in" svg:height="0.6547in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4"><text:soft-page-break/>Case 2: <draw:frame draw:style-name="fr2" draw:name="Object29" text:anchor-type="as-char" svg:y="-0.1484in" svg:width="0.8638in" svg:height="0.1839in" draw:z-index="36"><draw:object xlink:href="./Object 29" xlink:type="simple" xlink:show="embed" xlink:actuate="onLoad"/><draw:image xlink:href="./ObjectReplacements/Object 29" xlink:type="simple" xlink:show="embed" xlink:actuate="onLoad"/></draw:frame></text:p>
      <text:p text:style-name="P26"><draw:frame draw:style-name="fr2" draw:name="Object30" text:anchor-type="as-char" svg:y="-4.0173in" svg:width="4.998in" svg:height="8.0047in" draw:z-index="39"><draw:object xlink:href="./Object 30" xlink:type="simple" xlink:show="embed" xlink:actuate="onLoad"/><draw:image xlink:href="./ObjectReplacements/Object 30" xlink:type="simple" xlink:show="embed" xlink:actuate="onLoad"/></draw:frame></text:p>
      <text:p text:style-name="P24"/>
      <text:p text:style-name="P24"/>
      <text:p text:style-name="P24"/>
      <text:p text:style-name="P24"/>
      <text:p text:style-name="P15"><text:soft-page-break/><draw:frame draw:style-name="fr2" draw:name="Object31" text:anchor-type="as-char" svg:y="-0.3728in" svg:width="1.8626in" svg:height="0.672in" draw:z-index="40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5"><draw:line text:anchor-type="paragraph" draw:z-index="46" draw:style-name="gr2" draw:text-style-name="P29" svg:x1="1.6319in" svg:y1="0.3402in" svg:x2="3.4992in" svg:y2="0.3402in"><text:p/></draw:line><draw:frame text:anchor-type="paragraph" draw:z-index="47" draw:style-name="gr3" draw:text-style-name="P30" svg:width="1.5941in" svg:height="0.2189in" svg:x="1.7252in" svg:y="0.0437in"><draw:text-box><text:p text:style-name="P29">Normalize</text:p></draw:text-box></draw:frame><draw:frame draw:style-name="fr2" draw:name="Object35" text:anchor-type="as-char" svg:y="-0.3783in" svg:width="1.5535in" svg:height="0.6799in" draw:z-index="44"><draw:object xlink:href="./Object 35" xlink:type="simple" xlink:show="embed" xlink:actuate="onLoad"/><draw:image xlink:href="./ObjectReplacements/Object 35" xlink:type="simple" xlink:show="embed" xlink:actuate="onLoad"/><svg:desc>formula</svg:desc></draw:frame> <text:s text:c="40"/><draw:frame draw:style-name="fr2" draw:name="Object36" text:anchor-type="as-char" svg:y="-0.3909in" svg:width="2.1366in" svg:height="0.6693in" draw:z-index="45"><draw:object xlink:href="./Object 36" xlink:type="simple" xlink:show="embed" xlink:actuate="onLoad"/><draw:image xlink:href="./ObjectReplacements/Object 36" xlink:type="simple" xlink:show="embed" xlink:actuate="onLoad"/></draw:frame></text:p>
      <text:p text:style-name="P23">Therefore, the eigenvector for eigenvalue<draw:frame draw:style-name="fr2" draw:name="Object32" text:anchor-type="as-char" svg:y="-0.1484in" svg:width="0.8654in" svg:height="0.1846in" draw:z-index="41"><draw:object xlink:href="./Object 32" xlink:type="simple" xlink:show="embed" xlink:actuate="onLoad"/><draw:image xlink:href="./ObjectReplacements/Object 32" xlink:type="simple" xlink:show="embed" xlink:actuate="onLoad"/><svg:desc>formula</svg:desc></draw:frame>is <draw:frame draw:style-name="fr2" draw:name="Object33" text:anchor-type="as-char" svg:y="-0.378in" svg:width="0.7799in" svg:height="0.6571in" draw:z-index="4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Case <text:span text:style-name="T6">3</text:span>: <draw:frame draw:style-name="fr2" draw:name="Object37" text:anchor-type="as-char" svg:y="-0.1484in" svg:width="0.4091in" svg:height="0.1846in" draw:z-index="48"><draw:object xlink:href="./Object 37" xlink:type="simple" xlink:show="embed" xlink:actuate="onLoad"/><draw:image xlink:href="./ObjectReplacements/Object 37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style-name="Bold" style:font-family-generic="roman" style:font-pitch="variable" fo:font-size="12pt" style:text-underline-style="none" fo:font-weight="normal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17:38:35.586016999</meta:creation-date>
    <dc:date>2016-05-03T18:32:36.235781763</dc:date>
    <meta:editing-duration>P1DT51M9S</meta:editing-duration>
    <meta:editing-cycles>260</meta:editing-cycles>
    <meta:generator>LibreOffice/5.0.5.2$FreeBSD_X86_64 LibreOffice_project/00m0$Build-2</meta:generator>
    <meta:document-statistic meta:table-count="0" meta:image-count="0" meta:object-count="37" meta:page-count="10" meta:paragraph-count="34" meta:word-count="141" meta:character-count="1025" meta:non-whitespace-character-count="671"/>
  </office:meta>
</office:document-meta>
</file>

<file path=Object 1/content.xml><?xml version="1.0" encoding="utf-8"?>
<math xmlns="http://www.w3.org/1998/Math/MathML" display="block">
  <semantics>
    <mrow>
      <msub>
        <mi mathvariant="italic">Face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1</mn>
              </mtd>
            </mtr>
            <mtr>
              <mtd>
                <mn>9</mn>
              </mtd>
              <mtd>
                <mn>5</mn>
              </mtd>
            </mtr>
          </mtable>
        </mrow>
        <mo fence="true" stretchy="true">]</mo>
      </mrow>
    </mrow>
    <annotation encoding="StarMath 5.0">Face_1 = left [ matrix{3 # 1 ## 9 # 5} right ]</annotation>
  </semantics>
</math>
</file>

<file path=Object 10/content.xml><?xml version="1.0" encoding="utf-8"?>
<math xmlns="http://www.w3.org/1998/Math/MathML" display="block">
  <semantics>
    <mtable>
      <mtr>
        <mtd columnalign="right">
          <mi mathvariant="normal">Ψ</mi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n>4</mn>
                    </mtd>
                    <mtd>
                      <mn>4</mn>
                    </mtd>
                    <mtd>
                      <mn>4</mn>
                    </mtd>
                  </mtr>
                  <mtr>
                    <mtd>
                      <mn>2</mn>
                    </mtd>
                    <mtd>
                      <mn>2</mn>
                    </mtd>
                    <mtd>
                      <mn>2</mn>
                    </mtd>
                  </mtr>
                  <mtr>
                    <mtd>
                      <mrow>
                        <mn>19</mn>
                        <mo stretchy="false">/</mo>
                        <mn>3</mn>
                      </mrow>
                    </mtd>
                    <mtd>
                      <mrow>
                        <mn>19</mn>
                        <mo stretchy="false">/</mo>
                        <mn>3</mn>
                      </mrow>
                    </mtd>
                    <mtd>
                      <mrow>
                        <mn>19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n>10</mn>
                        <mo stretchy="false">/</mo>
                        <mn>3</mn>
                      </mrow>
                    </mtd>
                    <mtd>
                      <mrow>
                        <mn>10</mn>
                        <mo stretchy="false">/</mo>
                        <mn>3</mn>
                      </mrow>
                    </mtd>
                    <mtd>
                      <mrow>
                        <mn>10</mn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 alignr %PSI   # {}={} # alignl ""
        left[ matrix{ 4#4#4 ## 2#2#2 ## 19/3#19/3#19/3 ## 10/3#10/3#10/3 } right]
}</annotation>
  </semantics>
</math>
</file>

<file path=Object 11/content.xml><?xml version="1.0" encoding="utf-8"?>
<math xmlns="http://www.w3.org/1998/Math/MathML" display="block">
  <semantics>
    <mi mathvariant="normal">Φ</mi>
    <annotation encoding="StarMath 5.0">%PHI</annotation>
  </semantics>
</math>
</file>

<file path=Object 12/content.xml><?xml version="1.0" encoding="utf-8"?>
<math xmlns="http://www.w3.org/1998/Math/MathML" display="block">
  <semantics>
    <mtable>
      <mtr>
        <mtd columnalign="right">
          <mi mathvariant="normal">Φ</mi>
        </mtd>
        <mtd>
          <mrow>
            <mrow/>
            <mo stretchy="false">=</mo>
            <mrow/>
          </mrow>
        </mtd>
        <mtd columnalign="left">
          <mrow>
            <mtext/>
            <mrow>
              <mi>A</mi>
              <mo stretchy="false">−</mo>
              <mi mathvariant="normal">Ψ</mi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row>
                <mo fence="true" stretchy="true">[</mo>
                <mrow>
                  <mtable>
                    <mtr>
                      <mtd>
                        <mn>3</mn>
                      </mtd>
                      <mtd>
                        <mn>2</mn>
                      </mtd>
                      <mtd>
                        <mn>7</mn>
                      </mtd>
                    </mtr>
                    <mtr>
                      <mtd>
                        <mn>1</mn>
                      </mtd>
                      <mtd>
                        <mn>1</mn>
                      </mtd>
                      <mtd>
                        <mn>4</mn>
                      </mtd>
                    </mtr>
                    <mtr>
                      <mtd>
                        <mn>9</mn>
                      </mtd>
                      <mtd>
                        <mn>5</mn>
                      </mtd>
                      <mtd>
                        <mn>5</mn>
                      </mtd>
                    </mtr>
                    <mtr>
                      <mtd>
                        <mn>5</mn>
                      </mtd>
                      <mtd>
                        <mn>2</mn>
                      </mtd>
                      <mtd>
                        <mn>3</mn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n>4</mn>
                      </mtd>
                      <mtd>
                        <mn>4</mn>
                      </mtd>
                      <mtd>
                        <mn>4</mn>
                      </mtd>
                    </mtr>
                    <mtr>
                      <mtd>
                        <mn>2</mn>
                      </mtd>
                      <mtd>
                        <mn>2</mn>
                      </mtd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  <mtd>
                        <mrow>
                          <mn>19</mn>
                          <mo stretchy="false">/</mo>
                          <mn>3</mn>
                        </mrow>
                      </mtd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  <mtd>
                        <mrow>
                          <mn>10</mn>
                          <mo stretchy="false">/</mo>
                          <mn>3</mn>
                        </mrow>
                      </mtd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
   alignr %PHI # {}={} # alignl "" A - %PSI ##
   
   " "#" "#" "##
   
   alignr ""   # {}={} # alignl ""
       left[ matrix{ 3#2#7 ## 1#1#4 ## 9#5#5 ## 5#2#3 } right] -
       left[ matrix{ 4#4#4 ## 2#2#2 ## 19/3#19/3#19/3 ## 10/3#10/3#10/3} right] ##
       
   " "#" "#" "##
   
   
   alignr ""   # {}={} # alignl ""
       left[ matrix{ -1#-2#3 ## -1#-1#2 ## 8/3#-4/3#-4/3 ## 5/3#-4/3#-1/3} right]
}</annotation>
  </semantics>
</math>
</file>

<file path=Object 13/content.xml><?xml version="1.0" encoding="utf-8"?>
<math xmlns="http://www.w3.org/1998/Math/MathML" display="block">
  <semantics>
    <mrow>
      <mi>M</mi>
      <mi>x</mi>
      <mi>M</mi>
    </mrow>
    <annotation encoding="StarMath 5.0">M x M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i>M</mi>
    <annotation encoding="StarMath 5.0">M</annotation>
  </semantics>
</math>
</file>

<file path=Object 16/content.xml><?xml version="1.0" encoding="utf-8"?>
<math xmlns="http://www.w3.org/1998/Math/MathML" display="block">
  <semantics>
    <mtable>
      <mtr>
        <mtd columnalign="right">
          <mi>L</mi>
        </mtd>
        <mtd>
          <mrow>
            <mrow/>
            <mo stretchy="false">=</mo>
            <mrow/>
          </mrow>
        </mtd>
        <mtd columnalign="left">
          <mrow>
            <mtext/>
            <msup>
              <mi mathvariant="normal">Φ</mi>
              <mi>T</mi>
            </msup>
            <mi mathvariant="normal">Φ</mi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n>5</mn>
                        <mo stretchy="false">/</mo>
                        <mn>3</mn>
                      </mrow>
                    </mtd>
                  </mtr>
                  <mtr>
                    <mtd>
                      <mrow>
                        <mo stretchy="false">−</mo>
                        <mn>2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n>3</mn>
                    </mtd>
                    <mtd>
                      <mn>2</mn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  <mrow>
              <mo fence="true" stretchy="true">[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2</mn>
                      </mrow>
                    </mtd>
                    <mtd>
                      <mn>3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  <mtd>
                      <mrow>
                        <mo stretchy="false">−</mo>
                        <mn>1</mn>
                      </mrow>
                    </mtd>
                    <mtd>
                      <mn>2</mn>
                    </mtd>
                  </mtr>
                  <mtr>
                    <mtd>
                      <mrow>
                        <mn>8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</mtr>
                  <mtr>
                    <mtd>
                      <mrow>
                        <mn>5</mn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4</mn>
                        </mrow>
                        <mo stretchy="false">/</mo>
                        <mn>3</mn>
                      </mrow>
                    </mtd>
                    <mtd>
                      <mrow>
                        <mrow>
                          <mo stretchy="false">−</mo>
                          <mn>1</mn>
                        </mrow>
                        <mo stretchy="false">/</mo>
                        <mn>3</mn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text/>
        </mtd>
        <mtd>
          <mrow>
            <mrow/>
            <mo stretchy="false">=</mo>
            <mrow/>
          </mrow>
        </mtd>
        <mtd columnalign="left">
          <mrow>
            <mtext/>
            <mrow>
              <mo fence="true" stretchy="true">[</mo>
              <mrow>
                <mtable>
                  <mtr>
                    <mtd>
                      <mrow>
                        <mn>10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25</mn>
                        </mrow>
                        <mo stretchy="false">/</mo>
                        <mn>9</mn>
                      </mrow>
                    </mtd>
                    <mtd>
                      <mrow>
                        <mn>77</mn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82</mn>
                        </mrow>
                        <mo stretchy="false">/</mo>
                        <mn>9</mn>
                      </mrow>
                    </mtd>
                    <mtd>
                      <mrow>
                        <mrow>
                          <mo stretchy="false">−</mo>
                          <mn>52</mn>
                        </mrow>
                        <mo stretchy="false">/</mo>
                        <mn>9</mn>
                      </mrow>
                    </mtd>
                    <mtd>
                      <mrow>
                        <mn>134</mn>
                        <mo stretchy="false">/</mo>
                        <mn>9</mn>
                      </mrow>
                    </mtd>
                  </mtr>
                </mtable>
              </mrow>
              <mo fence="true" stretchy="true">]</mo>
            </mrow>
          </mrow>
        </mtd>
      </mtr>
    </mtable>
    <annotation encoding="StarMath 5.0">matrix{ 
    alignr L  # {}={} # alignl "" %PHI^T %PHI ##
    
    " "#" "#" "##
    
    alignr "" # {}={} # alignl ""
        left[ matrix{ -1#-1#8/3#5/3 ## -2#-1#-4/3#-4/3 ## 3#2#-4/3#-1/3 } right]
        left[ matrix{ -1#-2#3 ## -1#-1#2 ## 8/3#-4/3#-4/3 ## 5/3#-4/3#-1/3} right] ##
        
    " "#" "#" "##
    
    alignr "" # {}={} # alignl ""
        left[ matrix{ 107/9#-25/9#-82/9 ## -25/9#77/9#-52/9 ## -82/9#-52/9#134/9 }
        right]
}</annotation>
  </semantics>
</math>
</file>

<file path=Object 17/content.xml><?xml version="1.0" encoding="utf-8"?>
<math xmlns="http://www.w3.org/1998/Math/MathML" display="block">
  <semantics>
    <mi>L</mi>
    <annotation encoding="StarMath 5.0">L</annotation>
  </semantics>
</math>
</file>

<file path=Object 18/content.xml><?xml version="1.0" encoding="utf-8"?>
<math xmlns="http://www.w3.org/1998/Math/MathML" display="block">
  <semantics>
    <mtable>
      <mtr>
        <mtd columnalign="right">
          <mrow>
            <mi mathvariant="italic">det</mi>
            <mrow>
              <mo fence="true" stretchy="true">(</mo>
              <mrow>
                <mrow>
                  <mi mathvariant="normal">λ</mi>
                  <mrow>
                    <mi>I</mi>
                    <mo stretchy="false">−</mo>
                    <mi>L</mi>
                  </mrow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i mathvariant="italic">det</mi>
            <mrow>
              <mo fence="true" stretchy="true">(</mo>
              <mrow>
                <mrow>
                  <mi mathvariant="normal">λ</mi>
                  <mrow>
                    <mrow>
                      <mo fence="true" stretchy="true">[</mo>
                      <mrow>
                        <mtable>
                          <mtr>
                            <mtd>
                              <mn>1</mn>
                            </mtd>
                            <mtd>
                              <mn>0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1</mn>
                            </mtd>
                            <mtd>
                              <mn>0</mn>
                            </mtd>
                          </mtr>
                          <mtr>
                            <mtd>
                              <mn>0</mn>
                            </mtd>
                            <mtd>
                              <mn>0</mn>
                            </mtd>
                            <mtd>
                              <mn>1</mn>
                            </mtd>
                          </mtr>
                        </mtable>
                      </mrow>
                      <mo fence="true" stretchy="true">]</mo>
                    </mrow>
                    <mo stretchy="false">−</mo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n>10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25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77</mn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o stretchy="false">−</mo>
                                  <mn>8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row>
                                  <mo stretchy="false">−</mo>
                                  <mn>52</mn>
                                </mrow>
                                <mo stretchy="false">/</mo>
                                <mn>9</mn>
                              </mrow>
                            </mtd>
                            <mtd>
                              <mrow>
                                <mn>134</mn>
                                <mo stretchy="false">/</mo>
                                <mn>9</mn>
                              </mrow>
                            </mtd>
                          </mtr>
                        </mtable>
                      </mrow>
                      <mo fence="true" stretchy="true">]</mo>
                    </mrow>
                  </mrow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i mathvariant="italic">det</mi>
            <mrow>
              <mo fence="true" stretchy="true">(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i mathvariant="normal">λ</mi>
                            <mo stretchy="false">−</mo>
                            <mrow>
                              <mn>10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25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77</mn>
                              <mo stretchy="false">/</mo>
                              <mn>9</mn>
                            </mrow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</mtr>
                      <mtr>
                        <mtd>
                          <mrow>
                            <mn>82</mn>
                            <mo stretchy="false">/</mo>
                            <mn>9</mn>
                          </mrow>
                        </mtd>
                        <mtd>
                          <mrow>
                            <mn>52</mn>
                            <mo stretchy="false">/</mo>
                            <mn>9</mn>
                          </mrow>
                        </mtd>
                        <mtd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td>
                      </mtr>
                    </mtable>
                  </mrow>
                  <mo fence="true" stretchy="true">]</mo>
                </mrow>
              </mrow>
              <mo fence="true" stretchy="true">)</mo>
            </mrow>
          </mrow>
        </mtd>
        <mtd>
          <mrow>
            <mrow/>
            <mo stretchy="false">=</mo>
            <mrow/>
          </mrow>
        </mtd>
        <mtd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n>25</mn>
                          <mo stretchy="false">/</mo>
                          <mn>9</mn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i mathvariant="normal">λ</mi>
                            <mo stretchy="false">−</mo>
                            <mrow>
                              <mn>134</mn>
                              <mo stretchy="false">/</mo>
                              <mn>9</mn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n>52</mn>
                            <mo stretchy="false">/</mo>
                            <mn>9</mn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n>82</mn>
                          <mo stretchy="false">/</mo>
                          <mn>9</mn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n>25</mn>
                        <mo stretchy="false">/</mo>
                        <mn>9</mn>
                      </mrow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n>52</mn>
                          <mo stretchy="false">/</mo>
                          <mn>9</mn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row>
                      <mo fence="true" stretchy="false">)</mo>
                    </mrow>
                  </mrow>
                  <mrow>
                    <mo fence="true" stretchy="false">(</mo>
                    <mrow>
                      <mrow>
                        <mn>82</mn>
                        <mo stretchy="false">/</mo>
                        <mn>9</mn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 columnalign="left">
          <mrow>
            <mtext/>
            <mn>0</mn>
          </mrow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i mathvariant="normal">λ</mi>
                  <mo stretchy="false">−</mo>
                  <mrow>
                    <mn>107</mn>
                    <mo stretchy="false">/</mo>
                    <mn>9</mn>
                  </mrow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sup>
                        <mi mathvariant="normal">λ</mi>
                        <mn>2</mn>
                      </msup>
                      <mo stretchy="false">−</mo>
                      <mrow>
                        <mn>211</mn>
                        <mo stretchy="false">/</mo>
                        <mn>9</mn>
                      </mrow>
                    </mrow>
                    <mrow>
                      <mi mathvariant="normal">λ</mi>
                      <mo stretchy="false">+</mo>
                      <mn>94</mn>
                    </mrow>
                  </mrow>
                </mrow>
                <mo fence="true" stretchy="false">]</mo>
              </mrow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25</mn>
              <mo stretchy="false">/</mo>
              <mn>9</mn>
            </mrow>
            <mrow>
              <mrow>
                <mo fence="true" stretchy="false">[</mo>
                <mrow>
                  <mrow>
                    <mrow>
                      <mn>25</mn>
                      <mo stretchy="false">/</mo>
                      <mn>9</mn>
                    </mrow>
                    <mrow>
                      <mi mathvariant="normal">λ</mi>
                      <mo stretchy="false">−</mo>
                      <mn>94</mn>
                    </mrow>
                  </mrow>
                </mrow>
                <mo fence="true" stretchy="false">]</mo>
              </mrow>
              <mo stretchy="false">+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82</mn>
              <mo stretchy="false">/</mo>
              <mn>9</mn>
            </mrow>
            <mrow>
              <mo fence="true" stretchy="false">[</mo>
              <mrow>
                <mrow>
                  <mrow>
                    <mrow>
                      <mo stretchy="false">−</mo>
                      <mn>82</mn>
                    </mrow>
                    <mo stretchy="false">/</mo>
                    <mn>9</mn>
                  </mrow>
                  <mrow>
                    <mi mathvariant="normal">λ</mi>
                    <mo stretchy="false">+</mo>
                    <mn>94</mn>
                  </mrow>
                </mrow>
              </mrow>
              <mo fence="true" stretchy="false">]</mo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row>
                    <msup>
                      <mi mathvariant="normal">λ</mi>
                      <mn>3</mn>
                    </msup>
                    <mo stretchy="false">−</mo>
                    <mrow>
                      <mn>211</mn>
                      <mo stretchy="false">/</mo>
                      <mn>9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n>94</mn>
                  </mrow>
                  <mrow>
                    <mi mathvariant="normal">λ</mi>
                    <mo stretchy="false">−</mo>
                    <mrow>
                      <mn>107</mn>
                      <mo stretchy="false">/</mo>
                      <mn>9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row>
                      <mn>22577</mn>
                      <mo stretchy="false">/</mo>
                      <mn>81</mn>
                    </mrow>
                  </mrow>
                  <mrow>
                    <mi mathvariant="normal">λ</mi>
                    <mo stretchy="false">−</mo>
                    <mrow>
                      <mn>10058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−</mo>
            <mtext/>
          </mrow>
        </mtd>
        <mtd>
          <mtext/>
        </mtd>
        <mtd>
          <mtext/>
        </mtd>
      </mtr>
      <mtr>
        <mtd columnalign="right">
          <mrow>
            <mrow>
              <mo fence="true" stretchy="false">(</mo>
              <mrow>
                <mrow>
                  <mrow>
                    <mn>625</mn>
                    <mo stretchy="false">/</mo>
                    <mn>81</mn>
                  </mrow>
                  <mrow>
                    <mi mathvariant="normal">λ</mi>
                    <mo stretchy="false">−</mo>
                    <mrow>
                      <mn>2350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+</mo>
            <mtext/>
          </mrow>
        </mtd>
        <mtd>
          <mtext/>
        </mtd>
        <mtd>
          <mtext/>
        </mtd>
      </mtr>
      <mtr>
        <mtd columnalign="right">
          <mrow>
            <mo fence="true" stretchy="false">(</mo>
            <mrow>
              <mrow>
                <mrow>
                  <mrow>
                    <mo stretchy="false">−</mo>
                    <mn>6724</mn>
                  </mrow>
                  <mo stretchy="false">/</mo>
                  <mn>81</mn>
                </mrow>
                <mrow>
                  <mi mathvariant="normal">λ</mi>
                  <mo stretchy="false">+</mo>
                  <mrow>
                    <mn>7708</mn>
                    <mo stretchy="false">/</mo>
                    <mn>9</mn>
                  </mrow>
                </mrow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o fence="true" stretchy="false">(</mo>
              <mrow>
                <mrow>
                  <mrow>
                    <msup>
                      <mi mathvariant="normal">λ</mi>
                      <mn>3</mn>
                    </msup>
                    <mo stretchy="false">−</mo>
                    <mrow>
                      <mn>106</mn>
                      <mo stretchy="false">/</mo>
                      <mn>3</mn>
                    </mrow>
                  </mrow>
                  <mrow>
                    <msup>
                      <mi mathvariant="normal">λ</mi>
                      <mn>2</mn>
                    </msup>
                    <mo stretchy="false">+</mo>
                    <mrow>
                      <mn>30191</mn>
                      <mo stretchy="false">/</mo>
                      <mn>81</mn>
                    </mrow>
                  </mrow>
                  <mrow>
                    <mi mathvariant="normal">λ</mi>
                    <mo stretchy="false">−</mo>
                    <mrow>
                      <mn>10058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−</mo>
            <mtext/>
          </mrow>
        </mtd>
        <mtd>
          <mtext/>
        </mtd>
        <mtd>
          <mtext/>
        </mtd>
      </mtr>
      <mtr>
        <mtd columnalign="right">
          <mrow>
            <mrow>
              <mo fence="true" stretchy="false">(</mo>
              <mrow>
                <mrow>
                  <mrow>
                    <mn>625</mn>
                    <mo stretchy="false">/</mo>
                    <mn>81</mn>
                  </mrow>
                  <mrow>
                    <mi mathvariant="normal">λ</mi>
                    <mo stretchy="false">−</mo>
                    <mrow>
                      <mn>2350</mn>
                      <mo stretchy="false">/</mo>
                      <mn>9</mn>
                    </mrow>
                  </mrow>
                </mrow>
              </mrow>
              <mo fence="true" stretchy="false">)</mo>
            </mrow>
            <mo stretchy="false">+</mo>
            <mtext/>
          </mrow>
        </mtd>
        <mtd>
          <mtext/>
        </mtd>
        <mtd>
          <mtext/>
        </mtd>
      </mtr>
      <mtr>
        <mtd columnalign="right">
          <mrow>
            <mo fence="true" stretchy="false">(</mo>
            <mrow>
              <mrow>
                <mrow>
                  <mrow>
                    <mo stretchy="false">−</mo>
                    <mn>6724</mn>
                  </mrow>
                  <mo stretchy="false">/</mo>
                  <mn>81</mn>
                </mrow>
                <mrow>
                  <mi mathvariant="normal">λ</mi>
                  <mo stretchy="false">+</mo>
                  <mrow>
                    <mn>7708</mn>
                    <mo stretchy="false">/</mo>
                    <mn>9</mn>
                  </mrow>
                </mrow>
              </mrow>
            </mrow>
            <mo fence="true" stretchy="false">)</mo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row>
                <mn>30191</mn>
                <mo stretchy="false">/</mo>
                <mn>81</mn>
              </mrow>
            </mrow>
            <mrow>
              <mi mathvariant="normal">λ</mi>
              <mo stretchy="false">−</mo>
              <mrow>
                <mn>625</mn>
                <mo stretchy="false">/</mo>
                <mn>81</mn>
              </mrow>
            </mrow>
            <mrow>
              <mi mathvariant="normal">λ</mi>
              <mo stretchy="false">−</mo>
              <mrow>
                <mn>6724</mn>
                <mo stretchy="false">/</mo>
                <mn>81</mn>
              </mrow>
            </mrow>
            <mrow>
              <mi mathvariant="normal">λ</mi>
              <mo stretchy="false">−</mo>
              <mtext/>
            </mrow>
          </mrow>
        </mtd>
        <mtd>
          <mtext/>
        </mtd>
        <mtd>
          <mtext/>
        </mtd>
      </mtr>
      <mtr>
        <mtd columnalign="right">
          <mrow>
            <mrow>
              <mn>10058</mn>
              <mo stretchy="false">/</mo>
              <mn>9</mn>
            </mrow>
            <mo stretchy="false">+</mo>
            <mrow>
              <mn>2350</mn>
              <mo stretchy="false">/</mo>
              <mn>9</mn>
            </mrow>
            <mo stretchy="false">+</mo>
            <mrow>
              <mn>7708</mn>
              <mo stretchy="false">/</mo>
              <mn>9</mn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  <mtr>
        <mtd>
          <mtext> </mtext>
        </mtd>
        <mtd>
          <mtext> </mtext>
        </mtd>
        <mtd>
          <mtext> </mtext>
        </mtd>
      </mtr>
      <mtr>
        <mtd columnalign="right">
          <mrow>
            <mrow>
              <msup>
                <mi mathvariant="normal">λ</mi>
                <mn>3</mn>
              </msup>
              <mo stretchy="false">−</mo>
              <mrow>
                <mn>106</mn>
                <mo stretchy="false">/</mo>
                <mn>3</mn>
              </mrow>
            </mrow>
            <mrow>
              <msup>
                <mi mathvariant="normal">λ</mi>
                <mn>2</mn>
              </msup>
              <mo stretchy="false">+</mo>
              <mn>282</mn>
            </mrow>
            <mrow>
              <mi mathvariant="normal">λ</mi>
              <mo stretchy="false">+</mo>
              <mn>0</mn>
            </mrow>
          </mrow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

    alignr det left( %lambda I - L right) # {}={} # "" 0 ##
    
    " "#" "#" "##
    
    alignr det left( 
        %lambda left[ matrix{1#0#0 ## 0#1#0 ## 0#0#1 } right] -
        left[ matrix{ 107/9#-25/9#-82/9 ## -25/9#77/9#-52/9 ## -82/9#-52/9#134/9} right]
    right) # {}={} # "" 0 ##

    " "#" "#" "##
    
    alignr det left( left[
        matrix{ %lambda-107/9 # 25/9         # 82/9 ##
                25/9          # %lambda-77/9 # 52/9 ##
                82/9          # 52/9         # %lambda-134/9 }
    right] right) # {}={} # "" 0 ##
    
    " "#" "#" "##
    
    alignr
        (%lambda-107/9)[ (%lambda-77/9)(%lambda-134/9)-(52/9)(52/9) ] - "" # "" # "" ##
    alignr
        25/9[ (25/9)(%lambda-134/9)-(52/9)(82/9) ] + "" # "" # "" ##
    alignr
        82/9[ (25/9)(52/9)-(%lambda-77/9)(82/9) ] # {}={} # alignl "" 0 ##
        
    " "#" "#" "##

    alignr
        (%lambda-107/9)[ %lambda^2 - 211/9 %lambda + 94] - "" # "" # "" ##
    alignr
        25/9[ 25/9 %lambda - 94 ] + "" # "" # "" ##
    alignr
        82/9[ -82/9 %lambda + 94 ] # {}={} # alignl 0 ##
        
    " "#" "#" "##
    
    alignr
        ( %lambda^3 - 211/9%lambda^2 + 94%lambda - 107/9%lambda^2 +
          22577/81 %lambda - 10058/9 ) - "" # "" # "" ##
    alignr
        ( 625/81%lambda - 2350/9 ) + "" # "" # "" ##
    alignr
        ( -6724/81%lambda + 7708/9 ) # {}={} # alignl 0 ##

    " "#" "#" "##

    alignr
        ( %lambda^3 - 106/3%lambda^2 + 30191/81%lambda - 10058/9 ) - "" # "" # "" ##
    alignr
        ( 625/81%lambda - 2350/9 ) + "" # "" # "" ##
    alignr
        ( -6724/81%lambda + 7708/9 ) # {}={} # alignl 0 ##

    " "#" "#" "##

    alignr
        %lambda^3 - 106/3%lambda^2 + 30191/81%lambda - 625/81%lambda -
        6724/81%lambda - "" # "" # "" ##
    alignr
        10058/9 + 2350/9 + 7708/9 # {}={} # alignl 0 ##

    " "#" "#" "##

    alignr
        %lambda^3 - 106/3%lambda^2 + 282%lambda + 0 # {}={} # alignl 0
}</annotation>
  </semantics>
</math>
</file>

<file path=Object 19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0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12.1793</mn>
        </mtd>
      </mtr>
    </mtable>
    <annotation encoding="StarMath 5.0">matrix{ 
    alignr %lambda_1 # {}={} # alignl 23.1540 ##
    alignr %lambda_2 # {}={} # alignl 0 ##
    alignr %lambda_3 # {}={} # alignl 12.1793
}</annotation>
  </semantics>
</math>
</file>

<file path=Object 2/content.xml><?xml version="1.0" encoding="utf-8"?>
<math xmlns="http://www.w3.org/1998/Math/MathML" display="block">
  <semantics>
    <mrow>
      <msub>
        <mi mathvariant="italic">Face</mi>
        <mn>2</mn>
      </msub>
      <mo stretchy="false">=</mo>
      <mrow>
        <mo fence="true" stretchy="true">[</mo>
        <mrow>
          <mtable>
            <mtr>
              <mtd>
                <mn>2</mn>
              </mtd>
              <mtd>
                <mn>1</mn>
              </mtd>
            </mtr>
            <mtr>
              <mtd>
                <mn>5</mn>
              </mtd>
              <mtd>
                <mn>2</mn>
              </mtd>
            </mtr>
          </mtable>
        </mrow>
        <mo fence="true" stretchy="true">]</mo>
      </mrow>
    </mrow>
    <annotation encoding="StarMath 5.0">Face_2 = left[ matrix{2 # 1 ## 5 # 2} right]</annotation>
  </semantics>
</math>
</file>

<file path=Object 20/content.xml><?xml version="1.0" encoding="utf-8"?>
<math xmlns="http://www.w3.org/1998/Math/MathML" display="block">
  <semantics>
    <mtable>
      <mtr>
        <mtd columnalign="right">
          <msub>
            <mi mathvariant="normal">λ</mi>
            <mn>1</mn>
          </msub>
        </mtd>
        <mtd>
          <mrow>
            <mrow/>
            <mo stretchy="false">=</mo>
            <mrow/>
          </mrow>
        </mtd>
        <mtd columnalign="left">
          <mn>23.1540</mn>
        </mtd>
      </mtr>
      <mtr>
        <mtd columnalign="right">
          <msub>
            <mi mathvariant="normal">λ</mi>
            <mn>2</mn>
          </msub>
        </mtd>
        <mtd>
          <mrow>
            <mrow/>
            <mo stretchy="false">=</mo>
            <mrow/>
          </mrow>
        </mtd>
        <mtd columnalign="left">
          <mn>12.1793</mn>
        </mtd>
      </mtr>
      <mtr>
        <mtd columnalign="right">
          <msub>
            <mi mathvariant="normal">λ</mi>
            <mn>3</mn>
          </msub>
        </mtd>
        <mtd>
          <mrow>
            <mrow/>
            <mo stretchy="false">=</mo>
            <mrow/>
          </mrow>
        </mtd>
        <mtd columnalign="left">
          <mn>0</mn>
        </mtd>
      </mtr>
    </mtable>
    <annotation encoding="StarMath 5.0">matrix{ 
    alignr %lambda_1 # {}={} # alignl 23.1540 ##
    alignr %lambda_2 # {}={} # alignl 12.1793 ##
    alignr %lambda_3 # {}={} # alignl 0
}</annotation>
  </semantics>
</math>
</file>

<file path=Object 21/content.xml><?xml version="1.0" encoding="utf-8"?>
<math xmlns="http://www.w3.org/1998/Math/MathML" display="block">
  <semantics>
    <mi>L</mi>
    <annotation encoding="StarMath 5.0">L</annotation>
  </semantics>
</math>
</file>

<file path=Object 22/content.xml><?xml version="1.0" encoding="utf-8"?>
<math xmlns="http://www.w3.org/1998/Math/MathML" display="block">
  <semantics>
    <mrow>
      <mi mathvariant="normal">λ</mi>
      <mo stretchy="false">=</mo>
      <mn>23.1540</mn>
    </mrow>
    <annotation encoding="StarMath 5.0">%lambda=23.1540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Let</mi>
            <mrow>
              <mi>B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 mathvariant="normal">λ</mi>
                          <mo stretchy="false">−</mo>
                          <mrow>
                            <mn>107</mn>
                            <mo stretchy="false">/</mo>
                            <mn>9</mn>
                          </mrow>
                        </mrow>
                      </mtd>
                      <mtd>
                        <mrow>
                          <mn>25</mn>
                          <mo stretchy="false">/</mo>
                          <mn>9</mn>
                        </mrow>
                      </mtd>
                      <mtd>
                        <mrow>
                          <mn>82</mn>
                          <mo stretchy="false">/</mo>
                          <mn>9</mn>
                        </mrow>
                      </mtd>
                    </mtr>
                    <mtr>
                      <mtd>
                        <mrow>
                          <mn>25</mn>
                          <mo stretchy="false">/</mo>
                          <mn>9</mn>
                        </mrow>
                      </mtd>
                      <mtd>
                        <mrow>
                          <mi mathvariant="normal">λ</mi>
                          <mo stretchy="false">−</mo>
                          <mrow>
                            <mn>77</mn>
                            <mo stretchy="false">/</mo>
                            <mn>9</mn>
                          </mrow>
                        </mrow>
                      </mtd>
                      <mtd>
                        <mrow>
                          <mn>52</mn>
                          <mo stretchy="false">/</mo>
                          <mn>9</mn>
                        </mrow>
                      </mtd>
                    </mtr>
                    <mtr>
                      <mtd>
                        <mrow>
                          <mn>82</mn>
                          <mo stretchy="false">/</mo>
                          <mn>9</mn>
                        </mrow>
                      </mtd>
                      <mtd>
                        <mrow>
                          <mn>52</mn>
                          <mo stretchy="false">/</mo>
                          <mn>9</mn>
                        </mrow>
                      </mtd>
                      <mtd>
                        <mrow>
                          <mi mathvariant="normal">λ</mi>
                          <mo stretchy="false">−</mo>
                          <mrow>
                            <mn>134</mn>
                            <mo stretchy="false">/</mo>
                            <mn>9</mn>
                          </mrow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atrix{
  Let B = left[ matrix{
      %lambda - 107/9 # 25/9 # 82/9 ##
      25/9 # %lambda-77/9 # 52/9 ##
      82/9 # 52/9 # %lambda-134/9
  } right]
}</annotation>
  </semantics>
</math>
</file>

<file path=Object 24/content.xml><?xml version="1.0" encoding="utf-8"?>
<math xmlns="http://www.w3.org/1998/Math/MathML" display="block">
  <semantics>
    <mrow>
      <mi mathvariant="italic">Bx</mi>
      <mo stretchy="false">=</mo>
      <mn>0</mn>
    </mrow>
    <annotation encoding="StarMath 5.0">Bx=0</annotation>
  </semantics>
</math>
</file>

<file path=Object 25/content.xml><?xml version="1.0" encoding="utf-8"?>
<math xmlns="http://www.w3.org/1998/Math/MathML" display="block">
  <semantics>
    <mtable>
      <mtr>
        <mtd columnalign="right">
          <mtable>
            <mtr>
              <mtd>
                <mi mathvariant="italic"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23.1540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23.1540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1.2651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1</mn>
                            </msub>
                            <mo stretchy="false">/</mo>
                            <mn>11.2651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14.5984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n>8.265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3.9134</mn>
                          </mtd>
                          <mtd>
                            <mn>3.5311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2</mn>
                            </msub>
                            <mo stretchy="false">/</mo>
                            <mn>13.913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.2466</mn>
                          </mtd>
                          <mtd>
                            <mn>0.8088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−</mo>
                              <mn>0.2466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3.5310</mn>
                          </mtd>
                          <mtd>
                            <mn>0.8960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n>3.5310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02</mn>
                            </mrow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3</mn>
                            </msub>
                            <mo stretchy="false">/</mo>
                            <mrow>
                              <mo stretchy="false">−</mo>
                              <mn>0.0002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n>0.7462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0.2538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  <mo fence="true" stretchy="true">|</mo>
                  </mrow>
                  <mrow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]
    left[ matrix{ x_1 ## x_2 ## x_3 } right] # {}={} #
    left[ matrix{0 ## 0 ## 0} right] ##
    
    left [ matrix{
        23.1540-107/9 # 25/9 # 82/9 ##
        25/9 # 23.1540-77/9 # 52/9 ##
        82/9 # 52/9 # 23.1540-134/9
    } right]
    left[ matrix{ x_1 ## x_2 ## x_3 } right] # {}={} #
    left[ matrix{0 ## 0 ## 0} right] ##

    left [ matrix{
        11.2651 # 25/9 # 82/9 ##
        25/9 # 14.5984 # 52/9 ##
        82/9 # 52/9 # 8.2651
    } right]
    left[ matrix{ x_1 ## x_2 ## x_3 } right] # {}={} #
    left[ matrix{0 ## 0 ## 0} right]
}

newline newline

alignr matrix{

    matrix{ " " }
    left[ matrix{
        11.2651 # 25/9    # 82/9   ##
        25/9    # 14.5984 # 52/9   ##
        82/9    # 52/9    # 8.2651
    } right rline
    left none matrix{ 0 ## 0 ## 0 } right] ##
        
    matrix{ underline {R_1/11.2651} }        
    left[ matrix{
        1    # 0.2466  # 0.8088 ##
        25/9 # 14.5984 # 52/9   ##
        82/9 # 52/9    # 8.2651
    } right rline
    left none matrix{ 0 ## 0 ## 0 } right] ##

    matrix{ underline {R_2-25/9R_1} }
    left[ matrix{
        1    # 0.2466  # 0.8088 ##
        0    # 13.9134 # 3.5311 ##
        82/9 # 52/9    # 8.2651
    } right rline
    left none matrix{ 0 ## 0 ## 0 } right] ##
   
    matrix{ underline {R_3-82/9R_1} }       
    left[ matrix{
        1    # 0.2466  # 0.8088 ##
        0    # 13.9134 # 3.5311 ##
        0    # 3.5310  # 0.8960
    } right rline
    left none matrix{ 0 ## 0 ## 0 } right] ##
        
    matrix{ underline {R_2/13.9134} }        
    left[ matrix{
        1    # 0.2466  # 0.8088 ##
        0    # 1       # 0.2538 ##
        0    # 3.5310  # 0.8960
    } right rline
    left none matrix{ 0 ## 0 ## 0 } right] ##
        
    matrix{ underline {R_1-0.2466R_2} }        
    left[ matrix{
        1    # 0       # 0.7462 ##
        0    # 1       # 0.2538 ##
        0    # 3.5310  # 0.8960
    } right rline
    left none matrix{ 0 ## 0 ## 0 } right] ##
        
    matrix{ underline {R_3-3.5310R_2} }        
    left[ matrix{
        1    # 0  # 0.7462  ##
        0    # 1  # 0.2538  ##
        0    # 0  # -0.0002
    } right rline
    left none matrix{ 0 ## 0 ## 0 } right] ##

    matrix{ underline {R_3/-0.0002} }        
    left[ matrix{
        1    # 0  # 0.7462  ##
        0    # 1  # 0.2538  ##
        0    # 0  # 1
    } right rline
    left none matrix{ 0 ## 0 ## 0 } right]
}</annotation>
  </semantics>
</math>
</file>

<file path=Object 26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+</mo>
              <mn>0.7462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row>
              <msub>
                <mi>x</mi>
                <mn>2</mn>
              </msub>
              <mo stretchy="false">+</mo>
              <mn>0.2538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sub>
              <mi>x</mi>
              <mn>3</mn>
            </msub>
            <mtext>is free, Let</mtext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+ 0.7462x_3 # {}={} # 0 ##
    x_2 + 0.2538x_3 # {}={} # 0 ##
    x_3 "is free, Let" x_3 # {}={} # 1
}</annotation>
  </semantics>
</math>
</file>

<file path=Object 27/content.xml><?xml version="1.0" encoding="utf-8"?>
<math xmlns="http://www.w3.org/1998/Math/MathML" display="block">
  <semantics>
    <mrow>
      <mi mathvariant="normal">λ</mi>
      <mo stretchy="false">=</mo>
      <mn>23.1540</mn>
    </mrow>
    <annotation encoding="StarMath 5.0">%lambda=23.1540</annotation>
  </semantics>
</math>
</file>

<file path=Object 28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o stretchy="false">−</mo>
                <mn>0.7462</mn>
              </mrow>
            </mtd>
          </mtr>
          <mtr>
            <mtd>
              <mrow>
                <mo stretchy="false">−</mo>
                <mn>0.2538</mn>
              </mrow>
            </mtd>
          </mtr>
          <mtr>
            <mtd>
              <mn>1.0000</mn>
            </mtd>
          </mtr>
        </mtable>
      </mrow>
      <mo fence="true" stretchy="true">]</mo>
    </mrow>
    <annotation encoding="StarMath 5.0">alignl left[ matrix {
    -0.7462 ## -0.2538 ## 1.0000
} right]</annotation>
  </semantics>
</math>
</file>

<file path=Object 29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 = 12.1793</annotation>
  </semantics>
</math>
</file>

<file path=Object 3/content.xml><?xml version="1.0" encoding="utf-8"?>
<math xmlns="http://www.w3.org/1998/Math/MathML" display="block">
  <semantics>
    <mrow>
      <msub>
        <mi mathvariant="italic">Face</mi>
        <mn>3</mn>
      </msub>
      <mo stretchy="false">=</mo>
      <mrow>
        <mo fence="true" stretchy="true">[</mo>
        <mrow>
          <mtable>
            <mtr>
              <mtd>
                <mn>7</mn>
              </mtd>
              <mtd>
                <mn>4</mn>
              </mtd>
            </mtr>
            <mtr>
              <mtd>
                <mn>5</mn>
              </mtd>
              <mtd>
                <mn>3</mn>
              </mtd>
            </mtr>
          </mtable>
        </mrow>
        <mo fence="true" stretchy="true">]</mo>
      </mrow>
    </mrow>
    <annotation encoding="StarMath 5.0">Face_3 = left[ matrix{7 # 4 ## 5 # 3} right]</annotation>
  </semantics>
</math>
</file>

<file path=Object 30/content.xml><?xml version="1.0" encoding="utf-8"?>
<math xmlns="http://www.w3.org/1998/Math/MathML" display="block">
  <semantics>
    <mtable>
      <mtr>
        <mtd columnalign="right">
          <mtable>
            <mtr>
              <mtd>
                <mi mathvariant="italic">Bx</mi>
              </mtd>
              <mtd>
                <mrow>
                  <mrow/>
                  <mo stretchy="false">=</mo>
                  <mrow/>
                </mrow>
              </mtd>
              <mtd columnalign="left">
                <mn>0</mn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i mathvariant="normal">λ</mi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i mathvariant="normal">λ</mi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n>12.1793</mn>
                              <mo stretchy="false">−</mo>
                              <mrow>
                                <mn>10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77</mn>
                                <mo stretchy="false">/</mo>
                                <mn>9</mn>
                              </mrow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n>12.1793</mn>
                              <mo stretchy="false">−</mo>
                              <mrow>
                                <mn>134</mn>
                                <mo stretchy="false">/</mo>
                                <mn>9</mn>
                              </mrow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  <mtr>
              <mtd>
                <mrow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  <mo fence="true" stretchy="true">]</mo>
                  </mrow>
                  <mrow>
                    <mo fence="true" stretchy="true">[</mo>
                    <mrow>
                      <mtable>
                        <mtr>
                          <mtd>
                            <msub>
                              <mi>x</mi>
                              <mn>1</mn>
                            </msub>
                          </mtd>
                        </mtr>
                        <mtr>
                          <mtd>
                            <msub>
                              <mi>x</mi>
                              <mn>2</mn>
                            </msub>
                          </mtd>
                        </mtr>
                        <mtr>
                          <mtd>
                            <msub>
                              <mi>x</mi>
                              <mn>3</mn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</mtd>
              <mtd>
                <mrow>
                  <mrow/>
                  <mo stretchy="false">=</mo>
                  <mrow/>
                </mrow>
              </mtd>
              <mtd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td>
            </mtr>
          </mtable>
        </mtd>
      </mtr>
      <mtr>
        <mtd>
          <mrow/>
        </mtd>
      </mtr>
      <mtr>
        <mtd columnalign="right">
          <mtable>
            <mtr>
              <mtd>
                <mrow>
                  <mtable>
                    <mtr>
                      <mtd>
                        <mtext> </mtext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0.2904</mn>
                          </mtd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1</mn>
                            </msub>
                            <mo stretchy="false">/</mo>
                            <mn>0.2904</mn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row>
                              <mn>25</mn>
                              <mo stretchy="false">/</mo>
                              <mn>9</mn>
                            </mrow>
                          </mtd>
                          <mtd>
                            <mn>3.6237</mn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2</mn>
                              </msub>
                              <mo stretchy="false">−</mo>
                              <mrow>
                                <mn>25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row>
                              <mn>82</mn>
                              <mo stretchy="false">/</mo>
                              <mn>9</mn>
                            </mrow>
                          </mtd>
                          <mtd>
                            <mrow>
                              <mn>52</mn>
                              <mo stretchy="false">/</mo>
                              <mn>9</mn>
                            </mrow>
                          </mtd>
                          <mtd>
                            <mrow>
                              <mo stretchy="false">−</mo>
                              <mn>2.7096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−</mo>
                              <mrow>
                                <mn>82</mn>
                                <mo stretchy="false">/</mo>
                                <mn>9</mn>
                              </mrow>
                            </mrow>
                            <msub>
                              <mi>R</mi>
                              <mn>1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22.9469</mn>
                            </mrow>
                          </mtd>
                          <mtd>
                            <mrow>
                              <mo stretchy="false">−</mo>
                              <mn>81.3731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2</mn>
                            </msub>
                            <mo stretchy="false">/</mo>
                            <mrow>
                              <mo stretchy="false">−</mo>
                              <mn>22.9469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9.5654</mn>
                          </mtd>
                          <mtd>
                            <mn>31.3743</mn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1</mn>
                              </msub>
                              <mo stretchy="false">−</mo>
                              <mn>9.5654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o stretchy="false">−</mo>
                              <mn>81.3736</mn>
                            </mrow>
                          </mtd>
                          <mtd>
                            <mrow>
                              <mo stretchy="false">−</mo>
                              <mn>288.5643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row>
                              <msub>
                                <mi>R</mi>
                                <mn>3</mn>
                              </msub>
                              <mo stretchy="false">+</mo>
                              <mn>81.3736</mn>
                            </mrow>
                            <msub>
                              <mi>R</mi>
                              <mn>2</mn>
                            </msub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0.0054</mn>
                            </mrow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  <mtr>
              <mtd>
                <mrow>
                  <mtable>
                    <mtr>
                      <mtd>
                        <munder accentunder="true">
                          <mrow>
                            <msub>
                              <mi>R</mi>
                              <mn>3</mn>
                            </msub>
                            <mo stretchy="false">/</mo>
                            <mrow>
                              <mo stretchy="false">−</mo>
                              <mn>0.0054</mn>
                            </mrow>
                          </mrow>
                          <mo>̲</mo>
                        </munder>
                      </mtd>
                    </mtr>
                  </mtable>
                  <mrow>
                    <mo fence="true" stretchy="true">[</mo>
                    <mrow>
                      <mtable>
                        <mtr>
                          <mtd>
                            <mn>1</mn>
                          </mtd>
                          <mtd>
                            <mn>0</mn>
                          </mtd>
                          <mtd>
                            <mrow>
                              <mo stretchy="false">−</mo>
                              <mn>2.5456</mn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n>1</mn>
                          </mtd>
                          <mtd>
                            <mn>3.5461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1</mn>
                          </mtd>
                        </mtr>
                      </mtable>
                    </mrow>
                  </mrow>
                  <mrow>
                    <mo fence="true" stretchy="true">|</mo>
                    <mrow>
                      <mtable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]</mo>
                  </mrow>
                </mrow>
              </mtd>
            </mtr>
          </mtable>
        </mtd>
      </mtr>
    </mtable>
    <annotation encoding="StarMath 5.0">alignr matrix{

    Bx # {}={} # alignl 0 ##
    
    left [ matrix{
      %lambda - 107/9 # 25/9 # 82/9 ##
      25/9 # %lambda-77/9 # 52/9 ##
      82/9 # 52/9 # %lambda-134/9
    } right ]
    left [ matrix{ x_1 ## x_2 ## x_3 } right ] # {}={} #
    left [ matrix{0 ## 0 ## 0} right ] ##

    left [ matrix{
        12.1793-107/9 # 25/9         # 82/9 ##
        25/9          # 12.1793-77/9 # 52/9 ##
        82/9          # 52/9         # 12.1793-134/9
    } right]
    left [ matrix{ x_1 ## x_2 ## x_3 } right ] # {}={} #
    left [ matrix{ 0 ## 0 ## 0 } right ] ##

    left [ matrix{
        0.2904 # 25/9   # 82/9    ##
        25/9   # 3.6237 # 52/9    ##
        82/9   # 52/9   # -2.7096
    } right]
    left [ matrix{ x_1 ## x_2 ## x_3 } right ] # {}={} #
    left [ matrix{ 0 ## 0 ## 0 } right ]
}

newline newline

alignr matrix{

    matrix{ " " }
    left [ matrix{
        0.2904 # 25/9   # 82/9    ##
        25/9   # 3.6237 # 52/9    ##
        82/9   # 52/9   # -2.7096
    } right none
    left rline matrix{ 0 ## 0 ## 0 } right ] ##

    matrix{ underline{R_1/0.2904} }
    left [ matrix{
        1 # 9.5654 # 31.3743 ##
        25/9 # 3.6237 # 52/9 ##
        82/9 # 52/9 # -2.7096
    } right none
    left rline matrix{ 0 ## 0 ## 0 } right ] ##

    matrix{ underline{R_2-25/9R_1} }
    left [ matrix{
        1 # 9.5654 # 31.3743 ##
        0 # -22.9469 # -81.3731 ##
        82/9 # 52/9 # -2.7096
    } right none
    left rline matrix{ 0 ## 0 ## 0 } right ] ##

    matrix{ underline{R_3-82/9R_1} }
    left [ matrix{
        1 # 9.5654 # 31.3743 ##
        0 # -22.9469 # -81.3731 ##
        0 # -81.3736 # -288.5643
    } right none
    left rline matrix{ 0 ## 0 ## 0 } right ] ##

    matrix{ underline{R_2/-22.9469} }
    left [ matrix{
        1 # 9.5654   # 31.3743 ##
        0 # 1        # 3.5461  ##
        0 # -81.3736 # -288.5643
    } right none
    left rline matrix{ 0 ## 0 ## 0 } right ] ##

    matrix{ underline{R_1-9.5654R_2} }
    left [ matrix {
        1 # 0        # -2.5456   ##
        0 # 1        # 3.5461    ##
        0 # -81.3736 # -288.5643
    } right none
    left rline matrix{ 0 ## 0 ## 0 } right ] ##

    matrix{ underline{R_3+81.3736R_2} }
    left [ matrix{
        1 # 0 # -2.5456 ##
        0 # 1 # 3.5461  ##
        0 # 0 # -0.0054
    } right none
    left rline matrix{ 0 ## 0 ## 0 } right ] ##

    matrix{ underline{R_3/-0.0054} }
    left [ matrix{
        1 # 0 # -2.5456 ##
        0 # 1 # 3.5461  ##
        0 # 0 # 1
    } right none
    left rline matrix{ 0 ## 0 ## 0 } right ]
}</annotation>
  </semantics>
</math>
</file>

<file path=Object 31/content.xml><?xml version="1.0" encoding="utf-8"?>
<math xmlns="http://www.w3.org/1998/Math/MathML" display="block">
  <semantics>
    <mtable>
      <mtr>
        <mtd>
          <mrow>
            <mrow>
              <msub>
                <mi>x</mi>
                <mn>1</mn>
              </msub>
              <mo stretchy="false">−</mo>
              <mn>2.5456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row>
              <msub>
                <mi>x</mi>
                <mn>2</mn>
              </msub>
              <mo stretchy="false">+</mo>
              <mn>3.5461</mn>
            </mrow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0</mn>
        </mtd>
      </mtr>
      <mtr>
        <mtd>
          <mrow>
            <msub>
              <mi>x</mi>
              <mn>3</mn>
            </msub>
            <mtext>is free, Let</mtext>
            <msub>
              <mi>x</mi>
              <mn>3</mn>
            </msub>
          </mrow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- 2.5456x_3 # {}={} # 0 ##
    x_2 + 3.5461x_3 # {}={} # 0 ##
    x_3 "is free, Let" x_3 # {}={} # 1
}</annotation>
  </semantics>
</math>
</file>

<file path=Object 32/content.xml><?xml version="1.0" encoding="utf-8"?>
<math xmlns="http://www.w3.org/1998/Math/MathML" display="block">
  <semantics>
    <mrow>
      <mi mathvariant="normal">λ</mi>
      <mo stretchy="false">=</mo>
      <mn>12.1793</mn>
    </mrow>
    <annotation encoding="StarMath 5.0">%lambda=12.1793</annotation>
  </semantics>
</math>
</file>

<file path=Object 33/content.xml><?xml version="1.0" encoding="utf-8"?>
<math xmlns="http://www.w3.org/1998/Math/MathML" display="block">
  <semantics>
    <mrow>
      <mo fence="true" stretchy="true">[</mo>
      <mrow>
        <mtable>
          <mtr>
            <mtd>
              <mn>2.5456</mn>
            </mtd>
          </mtr>
          <mtr>
            <mtd>
              <mrow>
                <mo stretchy="false">−</mo>
                <mn>3.5461</mn>
              </mrow>
            </mtd>
          </mtr>
          <mtr>
            <mtd>
              <mn>1.0000</mn>
            </mtd>
          </mtr>
        </mtable>
      </mrow>
      <mo fence="true" stretchy="true">]</mo>
    </mrow>
    <annotation encoding="StarMath 5.0">alignl left[ matrix {
    2.5456 ## -3.5461 ## 1.0000
} right]</annotation>
  </semantics>
</math>
</file>

<file path=Object 34/content.xml><?xml version="1.0" encoding="utf-8"?>
<math xmlns="http://www.w3.org/1998/Math/MathML" display="block">
  <semantics>
    <mtable>
      <mtr>
        <mtd>
          <msub>
            <mi>x</mi>
            <mn>1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0.7462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2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0.2538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3</mn>
          </msub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# {}={} # -0.7462( 1 ) ##
    x_2 # {}={} # -0.2538( 1 ) ##
    x_3 # {}={} # 1
}</annotation>
  </semantics>
</math>
</file>

<file path=Object 35/content.xml><?xml version="1.0" encoding="utf-8"?>
<math xmlns="http://www.w3.org/1998/Math/MathML" display="block">
  <semantics>
    <mtable>
      <mtr>
        <mtd>
          <msub>
            <mi>x</mi>
            <mn>1</mn>
          </msub>
        </mtd>
        <mtd>
          <mrow>
            <mrow/>
            <mo stretchy="false">=</mo>
            <mrow/>
          </mrow>
        </mtd>
        <mtd>
          <mrow>
            <mn>2.5456</mn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2</mn>
          </msub>
        </mtd>
        <mtd>
          <mrow>
            <mrow/>
            <mo stretchy="false">=</mo>
            <mrow/>
          </mrow>
        </mtd>
        <mtd>
          <mrow>
            <mrow>
              <mo stretchy="false">−</mo>
              <mn>3.5461</mn>
            </mrow>
            <mrow>
              <mo fence="true" stretchy="false">(</mo>
              <mrow>
                <mn>1</mn>
              </mrow>
              <mo fence="true" stretchy="false">)</mo>
            </mrow>
          </mrow>
        </mtd>
      </mtr>
      <mtr>
        <mtd>
          <msub>
            <mi>x</mi>
            <mn>3</mn>
          </msub>
        </mtd>
        <mtd>
          <mrow>
            <mrow/>
            <mo stretchy="false">=</mo>
            <mrow/>
          </mrow>
        </mtd>
        <mtd>
          <mn>1</mn>
        </mtd>
      </mtr>
    </mtable>
    <annotation encoding="StarMath 5.0">alignl matrix{
    x_1 # {}={} # 2.5456( 1 ) ##
    x_2 # {}={} # -3.5461( 1 ) ##
    x_3 # {}={} # 1
}</annotation>
  </semantics>
</math>
</file>

<file path=Object 36/content.xml><?xml version="1.0" encoding="utf-8"?>
<math xmlns="http://www.w3.org/1998/Math/MathML" display="block">
  <semantics>
    <mtable>
      <mtr>
        <mtd>
          <mrow>
            <mrow>
              <mo fence="true" stretchy="true">[</mo>
              <mrow>
                <mtable>
                  <mtr>
                    <mtd>
                      <mrow>
                        <mn>2.5456</mn>
                        <mo stretchy="false">/</mo>
                        <mn>3.5461</mn>
                      </mrow>
                    </mtd>
                  </mtr>
                  <mtr>
                    <mtd>
                      <mrow>
                        <mrow>
                          <mo stretchy="false">−</mo>
                          <mn>3.5461</mn>
                        </mrow>
                        <mo stretchy="false">/</mo>
                        <mn>3.5461</mn>
                      </mrow>
                    </mtd>
                  </mtr>
                  <mtr>
                    <mtd>
                      <mrow>
                        <mn>1.0000</mn>
                        <mo stretchy="false">/</mo>
                        <mn>3.5461</mn>
                      </mrow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n>0.7179</mn>
                    </mtd>
                  </mtr>
                  <mtr>
                    <mtd>
                      <mrow>
                        <mo stretchy="false">−</mo>
                        <mn>1.0000</mn>
                      </mrow>
                    </mtd>
                  </mtr>
                  <mtr>
                    <mtd>
                      <mn>0.2820</mn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matrix{
    left [ matrix{
        2.5456/3.5461  ##
        -3.5461/3.5461 ##
        1.0000/3.5461
    } right ]
    =
    left [ matrix{ 0.7179 ## -1.0000 ## 0.2820 } right ]
}</annotation>
  </semantics>
</math>
</file>

<file path=Object 37/content.xml><?xml version="1.0" encoding="utf-8"?>
<math xmlns="http://www.w3.org/1998/Math/MathML" display="block">
  <semantics>
    <mrow>
      <mi mathvariant="normal">λ</mi>
      <mo stretchy="false">=</mo>
      <mn>0</mn>
    </mrow>
    <annotation encoding="StarMath 5.0">%lambda = 0</annotation>
  </semantics>
</math>
</file>

<file path=Object 4/content.xml><?xml version="1.0" encoding="utf-8"?>
<math xmlns="http://www.w3.org/1998/Math/MathML" display="block">
  <semantics>
    <mrow>
      <mi>A</mi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  <mtd>
                <mn>7</mn>
              </mtd>
            </mtr>
            <mtr>
              <mtd>
                <mn>1</mn>
              </mtd>
              <mtd>
                <mn>1</mn>
              </mtd>
              <mtd>
                <mn>4</mn>
              </mtd>
            </mtr>
            <mtr>
              <mtd>
                <mn>9</mn>
              </mtd>
              <mtd>
                <mn>5</mn>
              </mtd>
              <mtd>
                <mn>5</mn>
              </mtd>
            </mtr>
            <mtr>
              <mtd>
                <mn>5</mn>
              </mtd>
              <mtd>
                <mn>2</mn>
              </mtd>
              <mtd>
                <mn>3</mn>
              </mtd>
            </mtr>
          </mtable>
        </mrow>
        <mo fence="true" stretchy="true">]</mo>
      </mrow>
    </mrow>
    <annotation encoding="StarMath 5.0">A = left[ matrix{ 3 # 2 # 7 ##
                  1 # 1 # 4 ##
                  9 # 5 # 5 ##
                  5 # 2 # 3 }
    right]</annotation>
  </semantics>
</math>
</file>

<file path=Object 5/content.xml><?xml version="1.0" encoding="utf-8"?>
<math xmlns="http://www.w3.org/1998/Math/MathML" display="block">
  <semantics>
    <mtable>
      <mtr>
        <mtd>
          <msub>
            <mi mathvariant="italic">Face</mi>
            <mn>1</mn>
          </msub>
        </mtd>
        <mtd>
          <msub>
            <mi mathvariant="italic">Face</mi>
            <mn>2</mn>
          </msub>
        </mtd>
        <mtd>
          <msub>
            <mi mathvariant="italic">Face</mi>
            <mn>3</mn>
          </msub>
        </mtd>
      </mtr>
    </mtable>
    <annotation encoding="StarMath 5.0">matrix{Face_1 # Face_2 # Face_3}</annotation>
  </semantics>
</math>
</file>

<file path=Object 6/content.xml><?xml version="1.0" encoding="utf-8"?>
<math xmlns="http://www.w3.org/1998/Math/MathML" display="block">
  <semantics>
    <mrow>
      <msub>
        <mi mathvariant="italic">UnknownFace</mi>
        <mn>1</mn>
      </msub>
      <mo stretchy="false">=</mo>
      <mrow>
        <mo fence="true" stretchy="true">[</mo>
        <mrow>
          <mtable>
            <mtr>
              <mtd>
                <mn>3</mn>
              </mtd>
              <mtd>
                <mn>2</mn>
              </mtd>
            </mtr>
            <mtr>
              <mtd>
                <mn>6</mn>
              </mtd>
              <mtd>
                <mn>4</mn>
              </mtd>
            </mtr>
          </mtable>
        </mrow>
        <mo fence="true" stretchy="true">]</mo>
      </mrow>
    </mrow>
    <annotation encoding="StarMath 5.0">UnknownFace_1 = left[ matrix{ 3 # 2 ## 6 # 4 } right]</annotation>
  </semantics>
</math>
</file>

<file path=Object 7/content.xml><?xml version="1.0" encoding="utf-8"?>
<math xmlns="http://www.w3.org/1998/Math/MathML" display="block">
  <semantics>
    <mi mathvariant="normal">Ψ</mi>
    <annotation encoding="StarMath 5.0">%PSI </annotation>
  </semantics>
</math>
</file>

<file path=Object 8/content.xml><?xml version="1.0" encoding="utf-8"?>
<math xmlns="http://www.w3.org/1998/Math/MathML" display="block">
  <semantics>
    <mtable>
      <mtr>
        <mtd columnalign="right">
          <mi mathvariant="normal">Ψ</mi>
        </mtd>
        <mtd>
          <mrow>
            <mrow/>
            <mo stretchy="false">=</mo>
            <mrow/>
          </mrow>
        </mtd>
        <mtd columnalign="left">
          <mrow>
            <mtext/>
            <mrow>
              <mrow>
                <mo fence="true" stretchy="true">[</mo>
                <mrow>
                  <mtable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3</mn>
                                <mo stretchy="false">+</mo>
                                <mn>2</mn>
                                <mo stretchy="false">+</mo>
                                <mn>7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1</mn>
                                <mo stretchy="false">+</mo>
                                <mn>1</mn>
                                <mo stretchy="false">+</mo>
                                <mn>4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9</mn>
                                <mo stretchy="false">+</mo>
                                <mn>5</mn>
                                <mo stretchy="false">+</mo>
                                <mn>5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n>5</mn>
                                <mo stretchy="false">+</mo>
                                <mn>2</mn>
                                <mo stretchy="false">+</mo>
                                <mn>3</mn>
                              </mrow>
                            </mrow>
                            <mo fence="true" stretchy="false">)</mo>
                          </mrow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4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row>
                          <mn>19</mn>
                          <mo stretchy="false">/</mo>
                          <mn>3</mn>
                        </mrow>
                      </mtd>
                    </mtr>
                    <mtr>
                      <mtd>
                        <mrow>
                          <mn>10</mn>
                          <mo stretchy="false">/</mo>
                          <mn>3</mn>
                        </mrow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matrix{
    alignr %PSI # {}={} # alignl ""
        left[ matrix{ (3+2+7)/3 ## (1+1+4)/3 ## (9+5+5)/3 ## (5+2+3)/3 } right] =
        left[ matrix{ 4 ## 2 ## 19/3 ## 10/3} right]
}</annotation>
  </semantics>
</math>
</file>

<file path=Object 9/content.xml><?xml version="1.0" encoding="utf-8"?>
<math xmlns="http://www.w3.org/1998/Math/MathML" display="block">
  <semantics>
    <mrow>
      <mo fence="true" stretchy="true">[</mo>
      <mrow>
        <mtable>
          <mtr>
            <mtd>
              <mn>4</mn>
            </mtd>
            <mtd>
              <mn>4</mn>
            </mtd>
            <mtd>
              <mn>4</mn>
            </mtd>
          </mtr>
          <mtr>
            <mtd>
              <mn>2</mn>
            </mtd>
            <mtd>
              <mn>2</mn>
            </mtd>
            <mtd>
              <mn>2</mn>
            </mtd>
          </mtr>
          <mtr>
            <mtd>
              <mrow>
                <mn>19</mn>
                <mo stretchy="false">/</mo>
                <mn>3</mn>
              </mrow>
            </mtd>
            <mtd>
              <mrow>
                <mn>19</mn>
                <mo stretchy="false">/</mo>
                <mn>3</mn>
              </mrow>
            </mtd>
            <mtd>
              <mrow>
                <mn>19</mn>
                <mo stretchy="false">/</mo>
                <mn>3</mn>
              </mrow>
            </mtd>
          </mtr>
          <mtr>
            <mtd>
              <mrow>
                <mn>10</mn>
                <mo stretchy="false">/</mo>
                <mn>3</mn>
              </mrow>
            </mtd>
            <mtd>
              <mrow>
                <mn>10</mn>
                <mo stretchy="false">/</mo>
                <mn>3</mn>
              </mrow>
            </mtd>
            <mtd>
              <mrow>
                <mn>10</mn>
                <mo stretchy="false">/</mo>
                <mn>3</mn>
              </mrow>
            </mtd>
          </mtr>
        </mtable>
      </mrow>
      <mo fence="true" stretchy="true">]</mo>
    </mrow>
    <annotation encoding="StarMath 5.0">left[ matrix{ 4    # 4    # 4    ##
              2    # 2    # 2    ##
              19/3 # 19/3 # 19/3 ##
              10/3 # 10/3 # 10/3 } right]</annotation>
  </semantics>
</math>
</file>